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2672" calcext:value-type="float">
            <text:p>53.3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036" calcext:value-type="float">
            <text:p>52.4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6096" calcext:value-type="float">
            <text:p>53.3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6808" calcext:value-type="float">
            <text:p>52.9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0232" calcext:value-type="float">
            <text:p>52.9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6792" calcext:value-type="float">
            <text:p>52.0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0656" calcext:value-type="float">
            <text:p>51.7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7768" calcext:value-type="float">
            <text:p>49.1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5288" calcext:value-type="float">
            <text:p>48.4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0928" calcext:value-type="float">
            <text:p>47.8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408" calcext:value-type="float">
            <text:p>47.8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9008" calcext:value-type="float">
            <text:p>47.6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7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6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6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7792" calcext:value-type="float">
            <text:p>48.6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8501</text:p>
          </table:table-cell>
          <table:table-cell office:value-type="string" calcext:value-type="string">
            <text:p>Whiteface Quad</text:p>
          </table:table-cell>
          <table:table-cell office:value-type="string" calcext:value-type="string">
            <text:p>196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